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6.3043in" svg:height="3.5453in" svg:x="4.7469in" svg:y="1.5685in">
            <draw:object draw:notify-on-update-of-ranges="trace.H1:trace.H5 trace.K1:trace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411288036" calcext:value-type="float">
            <text:p>5412411288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n function</text:p>
          </table:table-cell>
          <table:table-cell office:value-type="float" office:value="7126" calcext:value-type="float">
            <text:p>7126</text:p>
          </table:table-cell>
          <table:table-cell/>
          <table:table-cell office:value-type="string" calcext:value-type="string">
            <text:p>main function</text:p>
          </table:table-cell>
          <table:table-cell table:formula="of:=[.C10]-[.C1]" office:value-type="float" office:value="303747198" calcext:value-type="float">
            <text:p>303747198</text:p>
          </table:table-cell>
          <table:table-cell table:formula="of:=[.I1]/1000" office:value-type="float" office:value="303747.198" calcext:value-type="float">
            <text:p>303747.198</text:p>
          </table:table-cell>
          <table:table-cell table:formula="of:=[.J1]/1000" office:value-type="float" office:value="303.747198" calcext:value-type="float">
            <text:p>303.747198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411354461" calcext:value-type="float">
            <text:p>5412411354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ulationExample Function</text:p>
          </table:table-cell>
          <table:table-cell office:value-type="float" office:value="7126" calcext:value-type="float">
            <text:p>7126</text:p>
          </table:table-cell>
          <table:table-cell/>
          <table:table-cell office:value-type="string" calcext:value-type="string">
            <text:p>calculationExample Function</text:p>
          </table:table-cell>
          <table:table-cell table:formula="of:=[.C9]-[.C2]" office:value-type="float" office:value="303621410" calcext:value-type="float">
            <text:p>303621410</text:p>
          </table:table-cell>
          <table:table-cell table:formula="of:=[.I2]/1000" office:value-type="float" office:value="303621.41" calcext:value-type="float">
            <text:p>303621.41</text:p>
          </table:table-cell>
          <table:table-cell table:formula="of:=[.J2]/1000" office:value-type="float" office:value="303.62141" calcext:value-type="float">
            <text:p>303.62141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411374244" calcext:value-type="float">
            <text:p>5412411374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office:value-type="float" office:value="7126" calcext:value-type="float">
            <text:p>7126</text:p>
          </table:table-cell>
          <table:table-cell/>
          <table:table-cell office:value-type="string" calcext:value-type="string">
            <text:p>Allocation</text:p>
          </table:table-cell>
          <table:table-cell table:formula="of:=[.C4]-[.C3]" office:value-type="float" office:value="6493527" calcext:value-type="float">
            <text:p>6493527</text:p>
          </table:table-cell>
          <table:table-cell table:formula="of:=[.I3]/1000" office:value-type="float" office:value="6493.527" calcext:value-type="float">
            <text:p>6493.527</text:p>
          </table:table-cell>
          <table:table-cell table:formula="of:=[.J3]/1000" office:value-type="float" office:value="6.493527" calcext:value-type="float">
            <text:p>6.493527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417867771" calcext:value-type="float">
            <text:p>5412417867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office:value-type="float" office:value="7126" calcext:value-type="float">
            <text:p>7126</text:p>
          </table:table-cell>
          <table:table-cell/>
          <table:table-cell office:value-type="string" calcext:value-type="string">
            <text:p>Array initialization</text:p>
          </table:table-cell>
          <table:table-cell table:formula="of:=[.C6]-[.C5]" office:value-type="float" office:value="279604305" calcext:value-type="float">
            <text:p>279604305</text:p>
          </table:table-cell>
          <table:table-cell table:formula="of:=[.I4]/1000" office:value-type="float" office:value="279604.305" calcext:value-type="float">
            <text:p>279604.305</text:p>
          </table:table-cell>
          <table:table-cell table:formula="of:=[.J4]/1000" office:value-type="float" office:value="279.604305" calcext:value-type="float">
            <text:p>279.604305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417914164" calcext:value-type="float">
            <text:p>5412417914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 initialization</text:p>
          </table:table-cell>
          <table:table-cell office:value-type="float" office:value="7126" calcext:value-type="float">
            <text:p>7126</text:p>
          </table:table-cell>
          <table:table-cell/>
          <table:table-cell office:value-type="string" calcext:value-type="string">
            <text:p>Calculation</text:p>
          </table:table-cell>
          <table:table-cell table:formula="of:=[.C9]-[.C8]" office:value-type="float" office:value="3338273" calcext:value-type="float">
            <text:p>3338273</text:p>
          </table:table-cell>
          <table:table-cell table:formula="of:=[.I5]/1000" office:value-type="float" office:value="3338.273" calcext:value-type="float">
            <text:p>3338.273</text:p>
          </table:table-cell>
          <table:table-cell table:formula="of:=[.J5]/1000" office:value-type="float" office:value="3.338273" calcext:value-type="float">
            <text:p>3.338273</text:p>
          </table:table-cell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697518469" calcext:value-type="float">
            <text:p>5412697518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 initialization</text:p>
          </table:table-cell>
          <table:table-cell office:value-type="float" office:value="7126" calcext:value-type="float">
            <text:p>7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697559939" calcext:value-type="float">
            <text:p>5412697559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float" office:value="7126" calcext:value-type="float">
            <text:p>7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711637598" calcext:value-type="float">
            <text:p>5412711637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office:value-type="float" office:value="7126" calcext:value-type="float">
            <text:p>7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714975871" calcext:value-type="float">
            <text:p>5412714975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Example Function</text:p>
          </table:table-cell>
          <table:table-cell office:value-type="float" office:value="7126" calcext:value-type="float">
            <text:p>7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: </text:p>
          </table:table-cell>
          <table:table-cell office:value-type="string" calcext:value-type="string">
            <text:p>tp</text:p>
          </table:table-cell>
          <table:table-cell office:value-type="float" office:value="5412715035234" calcext:value-type="float">
            <text:p>541271503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function</text:p>
          </table:table-cell>
          <table:table-cell office:value-type="float" office:value="7126" calcext:value-type="float">
            <text:p>71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23:05:22.655557869</dc:date>
    <meta:editing-duration>PT12M45S</meta:editing-duration>
    <meta:editing-cycles>3</meta:editing-cycles>
    <meta:generator>LibreOffice/7.3.7.2$Linux_X86_64 LibreOffice_project/30$Build-2</meta:generator>
    <meta:document-statistic meta:table-count="1" meta:cell-count="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legend chart:legend-position="end" svg:x="13.751cm" svg:y="4.204cm" style:legend-expansion="high" chart:style-name="ch2"/>
        <chart:plot-area chart:style-name="ch3" table:cell-range-address="trace.H1:trace.H5 trace.K1:trace.K5" chart:data-source-has-labels="column" svg:x="0.32cm" svg:y="0.18cm" svg:width="13.111cm" svg:height="8.646cm">
          <chart:coordinate-region svg:x="1.127cm" svg:y="0.379cm" svg:width="12.304cm" svg:height="4.79cm"/>
          <chart:axis chart:dimension="x" chart:name="primary-x" chart:style-name="ch4" chartooo:axis-type="auto">
            <chartooo:date-scale/>
            <chart:categories table:cell-range-address="trace.H1:trace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ce.K1:trace.K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main function</text:p>
                <draw:g>
                  <svg:desc>trace.H1:trace.H5</svg:desc>
                </draw:g>
              </table:table-cell>
              <table:table-cell office:value-type="float" office:value="303.747198">
                <text:p>303.747198</text:p>
                <draw:g>
                  <svg:desc>trace.K1:trace.K5</svg:desc>
                </draw:g>
              </table:table-cell>
            </table:table-row>
            <table:table-row>
              <table:table-cell office:value-type="string">
                <text:p>calculationExample Function</text:p>
              </table:table-cell>
              <table:table-cell office:value-type="float" office:value="303.62141">
                <text:p>303.62141</text:p>
              </table:table-cell>
            </table:table-row>
            <table:table-row>
              <table:table-cell office:value-type="string">
                <text:p>Allocation</text:p>
              </table:table-cell>
              <table:table-cell office:value-type="float" office:value="6.493527">
                <text:p>6.493527</text:p>
              </table:table-cell>
            </table:table-row>
            <table:table-row>
              <table:table-cell office:value-type="string">
                <text:p>Array initialization</text:p>
              </table:table-cell>
              <table:table-cell office:value-type="float" office:value="279.604305">
                <text:p>279.604305</text:p>
              </table:table-cell>
            </table:table-row>
            <table:table-row>
              <table:table-cell office:value-type="string">
                <text:p>Calculation</text:p>
              </table:table-cell>
              <table:table-cell office:value-type="float" office:value="3.338273">
                <text:p>3.338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